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venir Next" svg:font-family="'Avenir Next'" style:font-pitch="variable"/>
    <style:font-face style:name="Avenir Next1" svg:font-family="'Avenir Next'"/>
    <style:font-face style:name="CQ Mono" svg:font-family="'CQ Mono'" style:font-pitch="variable"/>
    <style:font-face style:name="CQ Mono1" svg:font-family="'CQ Mono'" style:font-family-generic="roman" style:font-pitch="variable"/>
    <style:font-face style:name="Futura" svg:font-family="Futur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roman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f0041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Long_20_Dash" svg:stroke-width="0.053cm" svg:stroke-color="#158466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ash" svg:stroke-width="0.053cm" svg:stroke-color="#000000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ash" svg:stroke-width="0.053cm" svg:stroke-color="#158466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0.453cm" draw:shadow="visible" draw:shadow-offset-x="0.106cm" draw:shadow-offset-y="0.1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6.597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3.31cm" draw:shadow="visible" draw:shadow-offset-x="0.106cm" draw:shadow-offset-y="0.10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9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5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575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3.56cm" fo:min-width="2.357cm" draw:shadow="visible" draw:shadow-offset-x="0.106cm" draw:shadow-offset-y="0.106cm"/>
      <style:paragraph-properties style:writing-mode="lr-tb"/>
    </style:style>
    <style:style style:name="gr13" style:family="graphic" style:parent-style-name="objectwithoutfill">
      <style:graphic-properties svg:stroke-width="0.053cm" svg:stroke-color="#1584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8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5.23cm"/>
      <style:paragraph-properties style:writing-mode="lr-tb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 fo:min-height="3.56cm" fo:min-width="2.358cm" draw:shadow="visible" draw:shadow-offset-x="0.106cm" draw:shadow-offset-y="0.106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bf0041" draw:fill-color="#dddddd" draw:textarea-horizontal-align="justify" draw:textarea-vertical-align="middle" draw:auto-grow-height="false" fo:min-height="1.016cm" fo:min-width="0.777cm" loext:softedge-radius="0cm"/>
      <style:paragraph-properties style:writing-mode="lr-tb"/>
    </style:style>
    <style:style style:name="gr19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2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5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2.20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056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2.255cm" fo:min-width="3.31cm" draw:shadow="visible" draw:shadow-offset-x="0.106cm" draw:shadow-offset-y="0.1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2.7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1.37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331cm"/>
      <style:paragraph-properties style:writing-mode="lr-tb"/>
    </style:style>
    <style:style style:name="gr34" style:family="graphic" style:parent-style-name="objectwithoutfill">
      <style:graphic-properties draw:stroke="dash" draw:stroke-dash="Long_20_Dash" svg:stroke-width="0.053cm" svg:stroke-color="#158466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Long_20_Dash" svg:stroke-width="0.053cm" svg:stroke-color="#158466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draw:stroke="dash" draw:stroke-dash="Long_20_Dash" svg:stroke-width="0.053cm" svg:stroke-color="#ff8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venir Next" fo:font-size="16pt" style:font-size-asian="16pt" style:font-size-complex="16pt"/>
    </style:style>
    <style:style style:name="P3" style:family="paragraph">
      <loext:graphic-properties draw:fill-color="#cccccc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style:font-name="Futura"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style:font-name="CQ Mono"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style:font-name="Futura"/>
    </style:style>
    <style:style style:name="P7" style:family="paragraph">
      <style:paragraph-properties fo:text-align="center" style:writing-mode="lr-tb"/>
      <style:text-properties style:font-name="CQ Mono" fo:font-size="22pt" style:font-size-asian="22pt" style:font-size-complex="22pt"/>
    </style:style>
    <style:style style:name="P8" style:family="paragraph">
      <loext:graphic-properties draw:fill-color="#dddddd"/>
      <style:paragraph-properties fo:text-align="center" style:writing-mode="lr-tb"/>
      <style:text-properties style:font-name="CQ Mono" fo:font-size="22pt" style:font-size-asian="22pt" style:font-size-complex="22pt"/>
    </style:style>
    <style:style style:name="P9" style:family="paragraph">
      <loext:graphic-properties draw:fill="none" draw:fill-color="#ffffff"/>
      <style:paragraph-properties style:writing-mode="lr-tb"/>
      <style:text-properties fo:color="#ff8000" loext:opacity="100%" style:font-name="CQ Mono"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158466" loext:opacity="100%" style:font-name="CQ Mono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bf0041" loext:opacity="100%" style:font-name="CQ Mono" fo:font-size="16pt" style:font-size-asian="16pt" style:font-size-complex="16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CQ Mono" fo:font-size="16pt" style:font-size-asian="16pt" style:font-size-complex="16pt"/>
    </style:style>
    <style:style style:name="T1" style:family="text">
      <style:text-properties style:font-name="Avenir Next1" fo:font-size="16pt" style:font-name-asian="Avenir Next1" style:font-size-asian="16pt" style:font-name-complex="Avenir Next1" style:font-size-complex="16pt"/>
    </style:style>
    <style:style style:name="T2" style:family="text">
      <style:text-properties style:font-name="Futura" fo:font-size="16pt" style:font-size-asian="16pt" style:font-size-complex="16pt"/>
    </style:style>
    <style:style style:name="T3" style:family="text">
      <style:text-properties style:font-name="Avenir Next" fo:font-size="16pt" style:font-size-asian="16pt" style:font-size-complex="16pt"/>
    </style:style>
    <style:style style:name="T4" style:family="text">
      <style:text-properties style:font-name="CQ Mono" fo:font-size="16pt" style:font-size-asian="16pt" style:font-size-complex="16pt"/>
    </style:style>
    <style:style style:name="T5" style:family="text">
      <style:text-properties style:font-name="Futura"/>
    </style:style>
    <style:style style:name="T6" style:family="text">
      <style:text-properties style:font-name="Avenir Next" fo:font-size="10pt" style:font-size-asian="10pt" style:font-size-complex="10pt"/>
    </style:style>
    <style:style style:name="T7" style:family="text">
      <style:text-properties style:font-name="Avenir Next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font-name="Liberation Serif1" fo:font-size="22pt" style:font-name-asian="Liberation Serif1" style:font-size-asian="22pt" style:font-name-complex="Liberation Serif1" style:font-size-complex="22pt"/>
    </style:style>
    <style:style style:name="T9" style:family="text">
      <style:text-properties fo:color="#ff8000" loext:opacity="100%" style:font-name="CQ Mono" fo:font-size="16pt" style:font-size-asian="16pt" style:font-size-complex="16pt"/>
    </style:style>
    <style:style style:name="T10" style:family="text">
      <style:text-properties fo:color="#158466" loext:opacity="100%" style:font-name="CQ Mono" fo:font-size="16pt" style:font-size-asian="16pt" style:font-size-complex="16pt"/>
    </style:style>
    <style:style style:name="T11" style:family="text">
      <style:text-properties fo:color="#bf0041" loext:opacity="100%" style:font-name="CQ Mono" fo:font-size="16pt" style:font-size-asian="16pt" style:font-size-complex="16pt"/>
    </style:style>
    <style:style style:name="T12" style:family="text">
      <style:text-properties fo:color="#000000" loext:opacity="100%" style:font-name="CQ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875cm" svg:y1="12.647cm" svg:x2="16.875cm" svg:y2="13.917cm">
          <text:p/>
        </draw:line>
        <draw:line draw:style-name="gr2" draw:text-style-name="P1" draw:layer="layout" svg:x1="16.24cm" svg:y1="12.647cm" svg:x2="16.24cm" svg:y2="13.917cm">
          <text:p/>
        </draw:line>
        <draw:line draw:style-name="gr3" draw:text-style-name="P1" draw:layer="layout" svg:x1="7.032cm" svg:y1="17.51cm" svg:x2="7.032cm" svg:y2="15.287cm">
          <text:p/>
        </draw:line>
        <draw:line draw:style-name="gr4" draw:text-style-name="P1" draw:layer="layout" svg:x1="8.102cm" svg:y1="17.51cm" svg:x2="8.102cm" svg:y2="15.287cm">
          <text:p/>
        </draw:line>
        <draw:custom-shape draw:style-name="gr5" draw:text-style-name="P3" draw:layer="layout" svg:width="0.953cm" svg:height="1.27cm" svg:x="13.482cm" svg:y="18.78cm">
          <text:p text:style-name="P2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7.097cm" svg:height="0.983cm" svg:x="2.67cm" svg:y="1.287cm">
          <draw:text-box>
            <text:p><text:span text:style-name="T2">Expert Sleepers Disting NT <text:s/>v1.7 <text:s/>MIDI conversion apps</text:span></text:p>
          </draw:text-box>
        </draw:frame>
        <draw:custom-shape draw:style-name="gr7" draw:text-style-name="P3" draw:layer="layout" svg:width="3.81cm" svg:height="1.905cm" svg:x="14.335cm" svg:y="10.69cm">
          <text:p text:style-name="P2"><text:span text:style-name="T3">Quantiz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81cm" svg:height="1.905cm" svg:x="4.81cm" svg:y="6.08cm">
          <text:p text:style-name="P2"><text:span text:style-name="T3">Attenu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.27cm" svg:y1="7.032cm" svg:x2="4.81cm" svg:y2="7.032cm">
          <text:p/>
        </draw:line>
        <draw:frame draw:style-name="gr9" draw:text-style-name="P5" draw:layer="layout" svg:width="5.455cm" svg:height="0.835cm" svg:x="1.952cm" svg:y="9.737cm">
          <draw:text-box>
            <text:p><text:span text:style-name="T4">MIDI Notes [Chan.]</text:span></text:p>
          </draw:text-box>
        </draw:frame>
        <draw:frame draw:style-name="gr10" draw:text-style-name="P6" draw:layer="layout" svg:width="4.083cm" svg:height="1.077cm" svg:x="4.692cm" svg:y="3.213cm">
          <draw:text-box>
            <text:p><text:span text:style-name="T5">MIDI-to-CV</text:span></text:p>
          </draw:text-box>
        </draw:frame>
        <draw:frame draw:style-name="gr11" draw:text-style-name="P6" draw:layer="layout" svg:width="4.075cm" svg:height="1.077cm" svg:x="14.302cm" svg:y="3.222cm">
          <draw:text-box>
            <text:p><text:span text:style-name="T5">CV-to-MIDI</text:span></text:p>
          </draw:text-box>
        </draw:frame>
        <draw:line draw:style-name="gr8" draw:text-style-name="P1" draw:layer="layout" svg:x1="18.145cm" svg:y1="11.595cm" svg:x2="19.732cm" svg:y2="11.595cm">
          <text:p/>
        </draw:line>
        <draw:line draw:style-name="gr8" draw:text-style-name="P1" draw:layer="layout" svg:x1="2.27cm" svg:y1="11.525cm" svg:x2="4.81cm" svg:y2="11.525cm">
          <text:p/>
        </draw:line>
        <draw:line draw:style-name="gr1" draw:text-style-name="P1" draw:layer="layout" svg:x1="8.62cm" svg:y1="7.032cm" svg:x2="10.207cm" svg:y2="7.032cm">
          <text:p/>
        </draw:line>
        <draw:custom-shape draw:style-name="gr7" draw:text-style-name="P3" draw:layer="layout" svg:width="3.81cm" svg:height="1.905cm" svg:x="4.81cm" svg:y="10.69cm">
          <text:p text:style-name="P2"><text:span text:style-name="T3">Poly 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857cm" svg:height="3.81cm" svg:x="4.81cm" svg:y="17.51cm">
          <text:p text:style-name="P2"><text:span text:style-name="T3">Clock</text:span></text:p>
          <text:p text:style-name="P2"><text:span text:style-name="T6"/></text:p>
          <text:p text:style-name="P2"><text:span text:style-name="T3">24</text:span></text:p>
          <text:p text:style-name="P2"><text:span text:style-name="T6">PPQ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8.62cm" svg:y1="18.145cm" svg:x2="10.207cm" svg:y2="18.145cm">
          <text:p/>
        </draw:line>
        <draw:line draw:style-name="gr8" draw:text-style-name="P1" draw:layer="layout" svg:x1="2.27cm" svg:y1="18.345cm" svg:x2="4.81cm" svg:y2="18.345cm">
          <text:p/>
        </draw:line>
        <draw:frame draw:style-name="gr14" draw:text-style-name="P5" draw:layer="layout" svg:width="4.354cm" svg:height="0.835cm" svg:x="1.952cm" svg:y="16.557cm">
          <draw:text-box>
            <text:p><text:span text:style-name="T4">MIDI Real-Time</text:span></text:p>
          </draw:text-box>
        </draw:frame>
        <draw:frame draw:style-name="gr15" draw:text-style-name="P5" draw:layer="layout" svg:width="5.73cm" svg:height="1.419cm" svg:x="1.975cm" svg:y="4.493cm">
          <draw:text-box>
            <text:p><text:span text:style-name="T4">MIDI CC [Chan.] or </text:span></text:p>
            <text:p><text:span text:style-name="T4">Chan. Pressure</text:span></text:p>
          </draw:text-box>
        </draw:frame>
        <draw:custom-shape draw:style-name="gr16" draw:text-style-name="P3" draw:layer="layout" svg:width="2.858cm" svg:height="3.81cm" svg:x="15.287cm" svg:y="17.51cm">
          <text:p text:style-name="P2"><text:span text:style-name="T3">Clock</text:span></text:p>
          <text:p text:style-name="P2"><text:span text:style-name="T6"/></text:p>
          <text:p text:style-name="P2"><text:span text:style-name="T3">24</text:span></text:p>
          <text:p text:style-name="P2"><text:span text:style-name="T6">PPQ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8.145cm" svg:y1="18.78cm" svg:x2="19.732cm" svg:y2="18.78cm">
          <text:p/>
        </draw:line>
        <draw:custom-shape draw:style-name="gr7" draw:text-style-name="P3" draw:layer="layout" svg:width="3.81cm" svg:height="1.905cm" svg:x="14.335cm" svg:y="6.08cm">
          <text:p text:style-name="P2"><text:span text:style-name="T3">[</text:span><text:span text:style-name="T7">future app</text:span><text:span text:style-name="T3">]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43cm" svg:y1="11.96cm" svg:x2="14.335cm" svg:y2="11.96cm">
          <text:p/>
        </draw:line>
        <draw:line draw:style-name="gr8" draw:text-style-name="P1" draw:layer="layout" svg:x1="18.145cm" svg:y1="7.032cm" svg:x2="19.732cm" svg:y2="7.032cm">
          <text:p/>
        </draw:line>
        <draw:custom-shape draw:style-name="gr7" draw:text-style-name="P3" draw:layer="layout" svg:width="3.81cm" svg:height="1.905cm" svg:x="4.81cm" svg:y="13.23cm">
          <text:p text:style-name="P2"><text:span text:style-name="T3">Temporal 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54cm" svg:y1="14.065cm" svg:x2="4.81cm" svg:y2="14.065cm">
          <text:p/>
        </draw:line>
        <draw:line draw:style-name="gr17" draw:text-style-name="P1" draw:layer="layout" svg:x1="3.54cm" svg:y1="11.525cm" svg:x2="3.54cm" svg:y2="14.065cm">
          <text:p/>
        </draw:line>
        <draw:custom-shape draw:style-name="gr18" draw:text-style-name="P8" draw:layer="layout" svg:width="1.805cm" svg:height="1.788cm" svg:x="10.207cm" svg:y="6.097cm">
          <text:p text:style-name="P7"><text:span text:style-name="T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3cm" svg:y1="11.325cm" svg:x2="14.335cm" svg:y2="11.325cm">
          <text:p/>
        </draw:line>
        <draw:line draw:style-name="gr1" draw:text-style-name="P1" draw:layer="layout" svg:x1="12.747cm" svg:y1="7.032cm" svg:x2="14.335cm" svg:y2="7.032cm">
          <text:p/>
        </draw:line>
        <draw:line draw:style-name="gr13" draw:text-style-name="P1" draw:layer="layout" svg:x1="12.747cm" svg:y1="18.145cm" svg:x2="15.287cm" svg:y2="18.145cm">
          <text:p/>
        </draw:line>
        <draw:line draw:style-name="gr13" draw:text-style-name="P1" draw:layer="layout" svg:x1="8.62cm" svg:y1="11.96cm" svg:x2="10.207cm" svg:y2="11.96cm">
          <text:p/>
        </draw:line>
        <draw:line draw:style-name="gr1" draw:text-style-name="P1" draw:layer="layout" svg:x1="8.62cm" svg:y1="11.325cm" svg:x2="10.207cm" svg:y2="11.325cm">
          <text:p/>
        </draw:line>
        <draw:line draw:style-name="gr8" draw:text-style-name="P1" draw:layer="layout" svg:x1="8.62cm" svg:y1="14.182cm" svg:x2="10.207cm" svg:y2="14.182cm">
          <text:p/>
        </draw:line>
        <draw:custom-shape draw:style-name="gr5" draw:text-style-name="P3" draw:layer="layout" svg:width="0.953cm" svg:height="1.27cm" svg:x="7.667cm" svg:y="17.51cm">
          <text:p text:style-name="P2"><text:span text:style-name="T1">÷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3.383cm" svg:y1="20.685cm" svg:x2="15.287cm" svg:y2="20.685cm">
          <text:p/>
        </draw:line>
        <draw:line draw:style-name="gr19" draw:text-style-name="P1" draw:layer="layout" svg:x1="7.667cm" svg:y1="20.685cm" svg:x2="10.207cm" svg:y2="20.685cm">
          <text:p/>
        </draw:line>
        <draw:frame draw:style-name="gr20" draw:text-style-name="P9" draw:layer="layout" svg:width="2.703cm" svg:height="0.835cm" svg:x="12.647cm" svg:y="20.685cm">
          <draw:text-box>
            <text:p><text:span text:style-name="T9">Run/Stop</text:span></text:p>
          </draw:text-box>
        </draw:frame>
        <draw:frame draw:style-name="gr21" draw:text-style-name="P10" draw:layer="layout" svg:width="2.513cm" svg:height="0.835cm" svg:x="9.282cm" svg:y="17.227cm">
          <draw:text-box>
            <text:p><text:span text:style-name="T10">Clock</text:span></text:p>
          </draw:text-box>
        </draw:frame>
        <draw:frame draw:style-name="gr20" draw:text-style-name="P10" draw:layer="layout" svg:width="2.703cm" svg:height="0.835cm" svg:x="8.792cm" svg:y="12.212cm">
          <draw:text-box>
            <text:p><text:span text:style-name="T10">Gate 1-N</text:span></text:p>
          </draw:text-box>
        </draw:frame>
        <draw:frame draw:style-name="gr22" draw:text-style-name="P11" draw:layer="layout" svg:width="2.153cm" svg:height="0.835cm" svg:x="9.355cm" svg:y="10.372cm">
          <draw:text-box>
            <text:p><text:span text:style-name="T11">CV 1-N</text:span></text:p>
          </draw:text-box>
        </draw:frame>
        <draw:frame draw:style-name="gr23" draw:text-style-name="P11" draw:layer="layout" svg:width="1.052cm" svg:height="0.835cm" svg:x="9.59cm" svg:y="5.645cm">
          <draw:text-box>
            <text:p><text:span text:style-name="T11">CV</text:span></text:p>
          </draw:text-box>
        </draw:frame>
        <draw:frame draw:style-name="gr24" draw:text-style-name="P12" draw:layer="layout" svg:width="1.603cm" svg:height="0.835cm" svg:x="9.155cm" svg:y="14.4cm">
          <draw:text-box>
            <text:p><text:span text:style-name="T12">MIDI</text:span></text:p>
          </draw:text-box>
        </draw:frame>
        <draw:custom-shape draw:style-name="gr5" draw:text-style-name="P3" draw:layer="layout" svg:width="0.953cm" svg:height="1.27cm" svg:x="7.667cm" svg:y="18.78cm">
          <text:p text:style-name="P2"><text:span text:style-name="T1">÷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8.62cm" svg:y1="19.415cm" svg:x2="10.207cm" svg:y2="19.415cm">
          <text:p/>
        </draw:line>
        <draw:frame draw:style-name="gr25" draw:text-style-name="P10" draw:layer="layout" svg:width="3.175cm" svg:height="0.884cm" svg:x="12.412cm" svg:y="17.261cm">
          <draw:text-box>
            <text:p><text:span text:style-name="T10">Ext Clock</text:span></text:p>
          </draw:text-box>
        </draw:frame>
        <draw:frame draw:style-name="gr21" draw:text-style-name="P10" draw:layer="layout" svg:width="2.513cm" svg:height="0.835cm" svg:x="9.282cm" svg:y="18.462cm">
          <draw:text-box>
            <text:p><text:span text:style-name="T10">Clock N</text:span></text:p>
          </draw:text-box>
        </draw:frame>
        <draw:frame draw:style-name="gr21" draw:text-style-name="P10" draw:layer="layout" svg:width="2.513cm" svg:height="0.835cm" svg:x="9.283cm" svg:y="17.228cm">
          <draw:text-box>
            <text:p><text:span text:style-name="T10">Clock</text:span></text:p>
          </draw:text-box>
        </draw:frame>
        <draw:frame draw:style-name="gr26" draw:text-style-name="P9" draw:layer="layout" svg:width="2.703cm" svg:height="2.003cm" svg:x="9.355cm" svg:y="20.904cm">
          <draw:text-box>
            <text:p><text:span text:style-name="T9">Reset</text:span></text:p>
            <text:p><text:span text:style-name="T9">Run/Stop</text:span></text:p>
            <text:p><text:span text:style-name="T10">Trigger</text:span></text:p>
          </draw:text-box>
        </draw:frame>
        <draw:frame draw:style-name="gr27" draw:text-style-name="P5" draw:layer="layout" svg:width="6.556cm" svg:height="0.835cm" svg:x="1.952cm" svg:y="22.942cm">
          <draw:text-box>
            <text:p><text:span text:style-name="T4">MIDI File [FRMT 0 | 1]</text:span></text:p>
          </draw:text-box>
        </draw:frame>
        <draw:custom-shape draw:style-name="gr28" draw:text-style-name="P3" draw:layer="layout" svg:width="3.81cm" svg:height="2.505cm" svg:x="4.81cm" svg:y="23.895cm">
          <text:p text:style-name="P2"><text:span text:style-name="T3">MIDI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.27cm" svg:y1="24.847cm" svg:x2="4.81cm" svg:y2="24.847cm">
          <text:p/>
        </draw:line>
        <draw:frame draw:style-name="gr21" draw:text-style-name="P10" draw:layer="layout" svg:width="3.414cm" svg:height="0.835cm" svg:x="10.286cm" svg:y="24.712cm">
          <draw:text-box>
            <text:p><text:span text:style-name="T10">Mono Gate</text:span></text:p>
          </draw:text-box>
        </draw:frame>
        <draw:frame draw:style-name="gr21" draw:text-style-name="P11" draw:layer="layout" svg:width="2.846cm" svg:height="0.835cm" svg:x="10.325cm" svg:y="23.977cm">
          <draw:text-box>
            <text:p><text:span text:style-name="T11">Mono CV <text:s/></text:span></text:p>
          </draw:text-box>
        </draw:frame>
        <draw:line draw:style-name="gr13" draw:text-style-name="P1" draw:layer="layout" svg:x1="8.62cm" svg:y1="25.165cm" svg:x2="10.207cm" svg:y2="25.165cm">
          <text:p/>
        </draw:line>
        <draw:line draw:style-name="gr1" draw:text-style-name="P1" draw:layer="layout" svg:x1="8.62cm" svg:y1="24.53cm" svg:x2="10.207cm" svg:y2="24.53cm">
          <text:p/>
        </draw:line>
        <draw:frame draw:style-name="gr29" draw:text-style-name="P11" draw:layer="layout" svg:width="1.603cm" svg:height="1.419cm" svg:x="12.53cm" svg:y="9.79cm">
          <draw:text-box>
            <text:p><text:span text:style-name="T11">Mono</text:span></text:p>
            <text:p><text:span text:style-name="T11">CV</text:span></text:p>
          </draw:text-box>
        </draw:frame>
        <draw:frame draw:style-name="gr30" draw:text-style-name="P10" draw:layer="layout" svg:width="3.254cm" svg:height="2.003cm" svg:x="12.53cm" svg:y="12.16cm">
          <draw:text-box>
            <text:p><text:span text:style-name="T10">Mono</text:span></text:p>
            <text:p><text:span text:style-name="T10">Gate/Clock</text:span></text:p>
          </draw:text-box>
        </draw:frame>
        <draw:frame draw:style-name="gr23" draw:text-style-name="P11" draw:layer="layout" svg:width="1.052cm" svg:height="0.835cm" svg:x="12.548cm" svg:y="6.08cm">
          <draw:text-box>
            <text:p><text:span text:style-name="T11">CV</text:span></text:p>
          </draw:text-box>
        </draw:frame>
        <draw:frame draw:style-name="gr31" draw:text-style-name="P12" draw:layer="layout" svg:width="1.603cm" svg:height="2.003cm" svg:x="18.347cm" svg:y="5.982cm">
          <draw:text-box>
            <text:p><text:span text:style-name="T12">MIDI</text:span></text:p>
            <text:p><text:span text:style-name="T12"/></text:p>
            <text:p><text:span text:style-name="T12">CC</text:span></text:p>
          </draw:text-box>
        </draw:frame>
        <draw:frame draw:style-name="gr31" draw:text-style-name="P12" draw:layer="layout" svg:width="1.603cm" svg:height="2.003cm" svg:x="18.362cm" svg:y="10.612cm">
          <draw:text-box>
            <text:p><text:span text:style-name="T12">MIDI</text:span></text:p>
            <text:p><text:span text:style-name="T12"/></text:p>
            <text:p><text:span text:style-name="T12">Note</text:span></text:p>
          </draw:text-box>
        </draw:frame>
        <draw:frame draw:style-name="gr32" draw:text-style-name="P12" draw:layer="layout" svg:width="1.878cm" svg:height="2.003cm" svg:x="18.345cm" svg:y="17.729cm">
          <draw:text-box>
            <text:p><text:span text:style-name="T12">MIDI</text:span></text:p>
            <text:p><text:span text:style-name="T12"/></text:p>
            <text:p><text:span text:style-name="T12">Clock</text:span></text:p>
          </draw:text-box>
        </draw:frame>
        <draw:line draw:style-name="gr8" draw:text-style-name="P1" draw:layer="layout" svg:x1="8.62cm" svg:y1="25.765cm" svg:x2="10.207cm" svg:y2="25.765cm">
          <text:p/>
        </draw:line>
        <draw:frame draw:style-name="gr33" draw:text-style-name="P12" draw:layer="layout" svg:width="6.831cm" svg:height="0.835cm" svg:x="10.307cm" svg:y="25.365cm">
          <draw:text-box>
            <text:p><text:span text:style-name="T12">Poly MIDI [multi-Chan.]</text:span></text:p>
          </draw:text-box>
        </draw:frame>
        <draw:line draw:style-name="gr1" draw:text-style-name="P1" draw:layer="layout" svg:x1="11.16cm" svg:y1="7.867cm" svg:x2="11.16cm" svg:y2="9.137cm">
          <text:p/>
        </draw:line>
        <draw:line draw:style-name="gr1" draw:text-style-name="P1" draw:layer="layout" svg:x1="11.16cm" svg:y1="4.81cm" svg:x2="11.16cm" svg:y2="6.08cm">
          <text:p/>
        </draw:line>
        <draw:line draw:style-name="gr34" draw:text-style-name="P1" draw:layer="layout" svg:x1="14.017cm" svg:y1="18.145cm" svg:x2="14.017cm" svg:y2="18.78cm">
          <text:p/>
        </draw:line>
        <draw:line draw:style-name="gr35" draw:text-style-name="P1" draw:layer="layout" svg:x1="14.652cm" svg:y1="19.415cm" svg:x2="15.287cm" svg:y2="19.415cm">
          <text:p/>
        </draw:line>
        <draw:frame draw:style-name="gr20" draw:text-style-name="P9" draw:layer="layout" svg:width="2.703cm" svg:height="0.835cm" svg:x="2.052cm" svg:y="20.685cm">
          <draw:text-box>
            <text:p><text:span text:style-name="T9">Run/Stop</text:span></text:p>
          </draw:text-box>
        </draw:frame>
        <draw:line draw:style-name="gr36" draw:text-style-name="P1" draw:layer="layout" svg:x1="2.905cm" svg:y1="20.685cm" svg:x2="4.809cm" svg:y2="20.6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venir Next" svg:font-family="'Avenir Next'" style:font-pitch="variable"/>
    <style:font-face style:name="Avenir Next1" svg:font-family="'Avenir Next'"/>
    <style:font-face style:name="CQ Mono" svg:font-family="'CQ Mono'" style:font-pitch="variable"/>
    <style:font-face style:name="CQ Mono1" svg:font-family="'CQ Mono'" style:font-family-generic="roman" style:font-pitch="variable"/>
    <style:font-face style:name="Futura" svg:font-family="Futur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roman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352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3-23T14:13:35.491885909</meta:creation-date>
    <meta:editing-duration>P0D</meta:editing-duration>
    <meta:editing-cycles>1</meta:editing-cycles>
    <meta:generator>LibreOffice/7.2.5.2$MacOSX_X86_64 LibreOffice_project/499f9727c189e6ef3471021d6132d4c694f357e5</meta:generator>
    <dc:subject>Expert Sleepers Disting NT MIDI overview</dc:subject>
    <dc:title>Disting NT MIDI converstions</dc:title>
    <meta:keyword>MIDI</meta:keyword>
    <meta:keyword>CV</meta:keyword>
    <meta:keyword>converters</meta:keyword>
    <meta:keyword>Disting NT</meta:keyword>
    <meta:document-statistic meta:object-count="72"/>
  </office:meta>
</office:document-meta>
</file>